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Consolas" svg:font-family="Consolas" style:font-family-generic="roman" style:font-pitch="variable"/>
    <style:font-face style:name="OpenSymbol1" svg:font-family="OpenSymbol" style:font-family-generic="roman" style:font-pitch="variable"/>
    <style:font-face style:name="Times New Roman" svg:font-family="'Times New Roman'" style:font-family-generic="roman" style:font-pitch="variable"/>
    <style:font-face style:name="TimesNewRomanPS-BoldMT" svg:font-family="TimesNewRomanPS-BoldMT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4.249cm"/>
    </style:style>
    <style:style style:name="Table1.B" style:family="table-column">
      <style:table-column-properties style:column-width="6.44cm"/>
    </style:style>
    <style:style style:name="Table1.C" style:family="table-column">
      <style:table-column-properties style:column-width="6.32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2" style:family="table-row">
      <style:table-row-properties style:min-row-height="8.371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0ed1a8"/>
    </style:style>
    <style:style style:name="P3" style:family="paragraph" style:parent-style-name="Standard">
      <style:paragraph-properties fo:text-align="start" style:justify-single-word="false"/>
      <style:text-properties officeooo:paragraph-rsid="000fa424"/>
    </style:style>
    <style:style style:name="P4" style:family="paragraph" style:parent-style-name="Standard">
      <style:paragraph-properties fo:text-align="start" style:justify-single-word="false"/>
      <style:text-properties officeooo:paragraph-rsid="000e76fe"/>
    </style:style>
    <style:style style:name="P5" style:family="paragraph" style:parent-style-name="Standard">
      <style:paragraph-properties fo:text-align="start" style:justify-single-word="false"/>
      <style:text-properties officeooo:paragraph-rsid="00111952"/>
    </style:style>
    <style:style style:name="P6" style:family="paragraph" style:parent-style-name="Standard">
      <style:paragraph-properties>
        <style:tab-stops>
          <style:tab-stop style:position="1.693cm"/>
          <style:tab-stop style:position="3.387cm"/>
          <style:tab-stop style:position="5.08cm"/>
          <style:tab-stop style:position="6.773cm"/>
          <style:tab-stop style:position="8.467cm"/>
          <style:tab-stop style:position="10.16cm"/>
          <style:tab-stop style:position="11.853cm"/>
          <style:tab-stop style:position="13.547cm"/>
          <style:tab-stop style:position="15.24cm"/>
          <style:tab-stop style:position="16.933cm"/>
          <style:tab-stop style:position="18.627cm"/>
          <style:tab-stop style:position="20.32cm"/>
          <style:tab-stop style:position="22.013cm"/>
          <style:tab-stop style:position="23.707cm"/>
          <style:tab-stop style:position="25.4cm"/>
          <style:tab-stop style:position="27.093cm"/>
          <style:tab-stop style:position="28.787cm"/>
          <style:tab-stop style:position="30.48cm"/>
          <style:tab-stop style:position="32.173cm"/>
          <style:tab-stop style:position="33.867cm"/>
          <style:tab-stop style:position="35.56cm"/>
          <style:tab-stop style:position="37.253cm"/>
          <style:tab-stop style:position="38.947cm"/>
          <style:tab-stop style:position="40.64cm"/>
          <style:tab-stop style:position="42.333cm"/>
          <style:tab-stop style:position="44.027cm"/>
          <style:tab-stop style:position="45.72cm"/>
          <style:tab-stop style:position="47.413cm"/>
          <style:tab-stop style:position="49.107cm"/>
          <style:tab-stop style:position="50.8cm"/>
          <style:tab-stop style:position="52.493cm"/>
          <style:tab-stop style:position="54.187cm"/>
        </style:tab-stops>
      </style:paragraph-properties>
      <style:text-properties officeooo:paragraph-rsid="000ed1a8"/>
    </style:style>
    <style:style style:name="P7" style:family="paragraph" style:parent-style-name="Standard">
      <style:paragraph-properties>
        <style:tab-stops>
          <style:tab-stop style:position="1.693cm"/>
          <style:tab-stop style:position="3.387cm"/>
          <style:tab-stop style:position="5.08cm"/>
          <style:tab-stop style:position="6.773cm"/>
          <style:tab-stop style:position="8.467cm"/>
          <style:tab-stop style:position="10.16cm"/>
          <style:tab-stop style:position="11.853cm"/>
          <style:tab-stop style:position="13.547cm"/>
          <style:tab-stop style:position="15.24cm"/>
          <style:tab-stop style:position="16.933cm"/>
          <style:tab-stop style:position="18.627cm"/>
          <style:tab-stop style:position="20.32cm"/>
          <style:tab-stop style:position="22.013cm"/>
          <style:tab-stop style:position="23.707cm"/>
          <style:tab-stop style:position="25.4cm"/>
          <style:tab-stop style:position="27.093cm"/>
          <style:tab-stop style:position="28.787cm"/>
          <style:tab-stop style:position="30.48cm"/>
          <style:tab-stop style:position="32.173cm"/>
          <style:tab-stop style:position="33.867cm"/>
          <style:tab-stop style:position="35.56cm"/>
          <style:tab-stop style:position="37.253cm"/>
          <style:tab-stop style:position="38.947cm"/>
          <style:tab-stop style:position="40.64cm"/>
          <style:tab-stop style:position="42.333cm"/>
          <style:tab-stop style:position="44.027cm"/>
          <style:tab-stop style:position="45.72cm"/>
          <style:tab-stop style:position="47.413cm"/>
          <style:tab-stop style:position="49.107cm"/>
          <style:tab-stop style:position="50.8cm"/>
          <style:tab-stop style:position="52.493cm"/>
          <style:tab-stop style:position="54.187cm"/>
        </style:tab-stops>
      </style:paragraph-properties>
      <style:text-properties officeooo:paragraph-rsid="000fa424"/>
    </style:style>
    <style:style style:name="P8" style:family="paragraph" style:parent-style-name="Standard">
      <style:paragraph-properties>
        <style:tab-stops>
          <style:tab-stop style:position="1.693cm"/>
          <style:tab-stop style:position="3.387cm"/>
          <style:tab-stop style:position="5.08cm"/>
          <style:tab-stop style:position="6.773cm"/>
          <style:tab-stop style:position="8.467cm"/>
          <style:tab-stop style:position="10.16cm"/>
          <style:tab-stop style:position="11.853cm"/>
          <style:tab-stop style:position="13.547cm"/>
          <style:tab-stop style:position="15.24cm"/>
          <style:tab-stop style:position="16.933cm"/>
          <style:tab-stop style:position="18.627cm"/>
          <style:tab-stop style:position="20.32cm"/>
          <style:tab-stop style:position="22.013cm"/>
          <style:tab-stop style:position="23.707cm"/>
          <style:tab-stop style:position="25.4cm"/>
          <style:tab-stop style:position="27.093cm"/>
          <style:tab-stop style:position="28.787cm"/>
          <style:tab-stop style:position="30.48cm"/>
          <style:tab-stop style:position="32.173cm"/>
          <style:tab-stop style:position="33.867cm"/>
          <style:tab-stop style:position="35.56cm"/>
          <style:tab-stop style:position="37.253cm"/>
          <style:tab-stop style:position="38.947cm"/>
          <style:tab-stop style:position="40.64cm"/>
          <style:tab-stop style:position="42.333cm"/>
          <style:tab-stop style:position="44.027cm"/>
          <style:tab-stop style:position="45.72cm"/>
          <style:tab-stop style:position="47.413cm"/>
          <style:tab-stop style:position="49.107cm"/>
          <style:tab-stop style:position="50.8cm"/>
          <style:tab-stop style:position="52.493cm"/>
          <style:tab-stop style:position="54.187cm"/>
        </style:tab-stops>
      </style:paragraph-properties>
      <style:text-properties officeooo:paragraph-rsid="00111952"/>
    </style:style>
    <style:style style:name="P9" style:family="paragraph" style:parent-style-name="Standard">
      <style:paragraph-properties fo:text-align="start" style:justify-single-word="false">
        <style:tab-stops>
          <style:tab-stop style:position="1.693cm"/>
          <style:tab-stop style:position="3.387cm"/>
          <style:tab-stop style:position="5.08cm"/>
          <style:tab-stop style:position="6.773cm"/>
          <style:tab-stop style:position="8.467cm"/>
          <style:tab-stop style:position="10.16cm"/>
          <style:tab-stop style:position="11.853cm"/>
          <style:tab-stop style:position="13.547cm"/>
          <style:tab-stop style:position="15.24cm"/>
          <style:tab-stop style:position="16.933cm"/>
          <style:tab-stop style:position="18.627cm"/>
          <style:tab-stop style:position="20.32cm"/>
          <style:tab-stop style:position="22.013cm"/>
          <style:tab-stop style:position="23.707cm"/>
          <style:tab-stop style:position="25.4cm"/>
          <style:tab-stop style:position="27.093cm"/>
          <style:tab-stop style:position="28.787cm"/>
          <style:tab-stop style:position="30.48cm"/>
          <style:tab-stop style:position="32.173cm"/>
          <style:tab-stop style:position="33.867cm"/>
          <style:tab-stop style:position="35.56cm"/>
          <style:tab-stop style:position="37.253cm"/>
          <style:tab-stop style:position="38.947cm"/>
          <style:tab-stop style:position="40.64cm"/>
          <style:tab-stop style:position="42.333cm"/>
          <style:tab-stop style:position="44.027cm"/>
          <style:tab-stop style:position="45.72cm"/>
          <style:tab-stop style:position="47.413cm"/>
          <style:tab-stop style:position="49.107cm"/>
          <style:tab-stop style:position="50.8cm"/>
          <style:tab-stop style:position="52.493cm"/>
          <style:tab-stop style:position="54.187cm"/>
        </style:tab-stops>
      </style:paragraph-properties>
      <style:text-properties fo:language="en" fo:country="US" officeooo:rsid="000e76fe" officeooo:paragraph-rsid="000fa424"/>
    </style:style>
    <style:style style:name="P10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0c2f8e"/>
    </style:style>
    <style:style style:name="P11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0ad278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0c2f8e"/>
    </style:style>
    <style:style style:name="P13" style:family="paragraph" style:parent-style-name="Table_20_Contents">
      <style:paragraph-properties fo:text-align="start" style:justify-single-word="false"/>
      <style:text-properties fo:language="en" fo:country="US" officeooo:rsid="000c2f8e" officeooo:paragraph-rsid="000c2f8e"/>
    </style:style>
    <style:style style:name="P14" style:family="paragraph" style:parent-style-name="Standard">
      <style:paragraph-properties fo:text-align="start" style:justify-single-word="false"/>
      <style:text-properties style:font-name="TimesNewRomanPSMT" fo:font-size="12pt" officeooo:paragraph-rsid="000ad278" style:font-size-asian="12pt"/>
    </style:style>
    <style:style style:name="P15" style:family="paragraph" style:parent-style-name="Standard">
      <style:paragraph-properties>
        <style:tab-stops>
          <style:tab-stop style:position="1.693cm"/>
          <style:tab-stop style:position="3.387cm"/>
          <style:tab-stop style:position="5.08cm"/>
          <style:tab-stop style:position="6.773cm"/>
          <style:tab-stop style:position="8.467cm"/>
          <style:tab-stop style:position="10.16cm"/>
          <style:tab-stop style:position="11.853cm"/>
          <style:tab-stop style:position="13.547cm"/>
          <style:tab-stop style:position="15.24cm"/>
          <style:tab-stop style:position="16.933cm"/>
          <style:tab-stop style:position="18.627cm"/>
          <style:tab-stop style:position="20.32cm"/>
          <style:tab-stop style:position="22.013cm"/>
          <style:tab-stop style:position="23.707cm"/>
          <style:tab-stop style:position="25.4cm"/>
          <style:tab-stop style:position="27.093cm"/>
          <style:tab-stop style:position="28.787cm"/>
          <style:tab-stop style:position="30.48cm"/>
          <style:tab-stop style:position="32.173cm"/>
          <style:tab-stop style:position="33.867cm"/>
          <style:tab-stop style:position="35.56cm"/>
          <style:tab-stop style:position="37.253cm"/>
          <style:tab-stop style:position="38.947cm"/>
          <style:tab-stop style:position="40.64cm"/>
          <style:tab-stop style:position="42.333cm"/>
          <style:tab-stop style:position="44.027cm"/>
          <style:tab-stop style:position="45.72cm"/>
          <style:tab-stop style:position="47.413cm"/>
          <style:tab-stop style:position="49.107cm"/>
          <style:tab-stop style:position="50.8cm"/>
          <style:tab-stop style:position="52.493cm"/>
          <style:tab-stop style:position="54.187cm"/>
        </style:tab-stops>
      </style:paragraph-properties>
      <style:text-properties style:font-name="Consolas" fo:font-size="11pt" fo:language="el" fo:country="GR" style:font-size-asian="11pt"/>
    </style:style>
    <style:style style:name="P16" style:family="paragraph" style:parent-style-name="Standard">
      <style:paragraph-properties>
        <style:tab-stops>
          <style:tab-stop style:position="1.693cm"/>
          <style:tab-stop style:position="3.387cm"/>
          <style:tab-stop style:position="5.08cm"/>
          <style:tab-stop style:position="6.773cm"/>
          <style:tab-stop style:position="8.467cm"/>
          <style:tab-stop style:position="10.16cm"/>
          <style:tab-stop style:position="11.853cm"/>
          <style:tab-stop style:position="13.547cm"/>
          <style:tab-stop style:position="15.24cm"/>
          <style:tab-stop style:position="16.933cm"/>
          <style:tab-stop style:position="18.627cm"/>
          <style:tab-stop style:position="20.32cm"/>
          <style:tab-stop style:position="22.013cm"/>
          <style:tab-stop style:position="23.707cm"/>
          <style:tab-stop style:position="25.4cm"/>
          <style:tab-stop style:position="27.093cm"/>
          <style:tab-stop style:position="28.787cm"/>
          <style:tab-stop style:position="30.48cm"/>
          <style:tab-stop style:position="32.173cm"/>
          <style:tab-stop style:position="33.867cm"/>
          <style:tab-stop style:position="35.56cm"/>
          <style:tab-stop style:position="37.253cm"/>
          <style:tab-stop style:position="38.947cm"/>
          <style:tab-stop style:position="40.64cm"/>
          <style:tab-stop style:position="42.333cm"/>
          <style:tab-stop style:position="44.027cm"/>
          <style:tab-stop style:position="45.72cm"/>
          <style:tab-stop style:position="47.413cm"/>
          <style:tab-stop style:position="49.107cm"/>
          <style:tab-stop style:position="50.8cm"/>
          <style:tab-stop style:position="52.493cm"/>
          <style:tab-stop style:position="54.187cm"/>
        </style:tab-stops>
      </style:paragraph-properties>
      <style:text-properties style:font-name="Consolas" fo:font-size="11pt" fo:language="el" fo:country="GR" officeooo:paragraph-rsid="000ed1a8" style:font-size-asian="11pt"/>
    </style:style>
    <style:style style:name="P17" style:family="paragraph" style:parent-style-name="Standard">
      <style:paragraph-properties>
        <style:tab-stops>
          <style:tab-stop style:position="1.693cm"/>
          <style:tab-stop style:position="3.387cm"/>
          <style:tab-stop style:position="5.08cm"/>
          <style:tab-stop style:position="6.773cm"/>
          <style:tab-stop style:position="8.467cm"/>
          <style:tab-stop style:position="10.16cm"/>
          <style:tab-stop style:position="11.853cm"/>
          <style:tab-stop style:position="13.547cm"/>
          <style:tab-stop style:position="15.24cm"/>
          <style:tab-stop style:position="16.933cm"/>
          <style:tab-stop style:position="18.627cm"/>
          <style:tab-stop style:position="20.32cm"/>
          <style:tab-stop style:position="22.013cm"/>
          <style:tab-stop style:position="23.707cm"/>
          <style:tab-stop style:position="25.4cm"/>
          <style:tab-stop style:position="27.093cm"/>
          <style:tab-stop style:position="28.787cm"/>
          <style:tab-stop style:position="30.48cm"/>
          <style:tab-stop style:position="32.173cm"/>
          <style:tab-stop style:position="33.867cm"/>
          <style:tab-stop style:position="35.56cm"/>
          <style:tab-stop style:position="37.253cm"/>
          <style:tab-stop style:position="38.947cm"/>
          <style:tab-stop style:position="40.64cm"/>
          <style:tab-stop style:position="42.333cm"/>
          <style:tab-stop style:position="44.027cm"/>
          <style:tab-stop style:position="45.72cm"/>
          <style:tab-stop style:position="47.413cm"/>
          <style:tab-stop style:position="49.107cm"/>
          <style:tab-stop style:position="50.8cm"/>
          <style:tab-stop style:position="52.493cm"/>
          <style:tab-stop style:position="54.187cm"/>
        </style:tab-stops>
      </style:paragraph-properties>
      <style:text-properties style:font-name="Consolas" fo:font-size="11pt" fo:language="el" fo:country="GR" officeooo:paragraph-rsid="000fa424" style:font-size-asian="11pt"/>
    </style:style>
    <style:style style:name="P18" style:family="paragraph" style:parent-style-name="Standard">
      <style:paragraph-properties fo:text-align="start" style:justify-single-word="false">
        <style:tab-stops>
          <style:tab-stop style:position="1.693cm"/>
          <style:tab-stop style:position="3.387cm"/>
          <style:tab-stop style:position="5.08cm"/>
          <style:tab-stop style:position="6.773cm"/>
          <style:tab-stop style:position="8.467cm"/>
          <style:tab-stop style:position="10.16cm"/>
          <style:tab-stop style:position="11.853cm"/>
          <style:tab-stop style:position="13.547cm"/>
          <style:tab-stop style:position="15.24cm"/>
          <style:tab-stop style:position="16.933cm"/>
          <style:tab-stop style:position="18.627cm"/>
          <style:tab-stop style:position="20.32cm"/>
          <style:tab-stop style:position="22.013cm"/>
          <style:tab-stop style:position="23.707cm"/>
          <style:tab-stop style:position="25.4cm"/>
          <style:tab-stop style:position="27.093cm"/>
          <style:tab-stop style:position="28.787cm"/>
          <style:tab-stop style:position="30.48cm"/>
          <style:tab-stop style:position="32.173cm"/>
          <style:tab-stop style:position="33.867cm"/>
          <style:tab-stop style:position="35.56cm"/>
          <style:tab-stop style:position="37.253cm"/>
          <style:tab-stop style:position="38.947cm"/>
          <style:tab-stop style:position="40.64cm"/>
          <style:tab-stop style:position="42.333cm"/>
          <style:tab-stop style:position="44.027cm"/>
          <style:tab-stop style:position="45.72cm"/>
          <style:tab-stop style:position="47.413cm"/>
          <style:tab-stop style:position="49.107cm"/>
          <style:tab-stop style:position="50.8cm"/>
          <style:tab-stop style:position="52.493cm"/>
          <style:tab-stop style:position="54.187cm"/>
        </style:tab-stops>
      </style:paragraph-properties>
      <style:text-properties style:font-name="Consolas" fo:font-size="11pt" fo:language="el" fo:country="GR" officeooo:rsid="000e76fe" officeooo:paragraph-rsid="00111952" style:font-size-asian="11pt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Times New Roman" fo:font-size="12pt" fo:language="el" fo:country="GR" officeooo:rsid="000c2f8e" officeooo:paragraph-rsid="000c2f8e" style:font-size-asian="12pt"/>
    </style:style>
    <style:style style:name="P20" style:family="paragraph" style:parent-style-name="Standard" style:list-style-name="L1" style:master-page-name="">
      <loext:graphic-properties draw:fill="none"/>
      <style:paragraph-properties fo:margin-left="-0.101cm" fo:margin-right="0cm" fo:text-align="start" style:justify-single-word="false" fo:text-indent="0cm" style:auto-text-indent="false" style:page-number="auto" fo:background-color="transparent">
        <style:tab-stops>
          <style:tab-stop style:position="-0.106cm"/>
        </style:tab-stops>
      </style:paragraph-properties>
      <style:text-properties fo:language="el" fo:country="GR" officeooo:rsid="0011be55" officeooo:paragraph-rsid="0011be55"/>
    </style:style>
    <style:style style:name="T1" style:family="text">
      <style:text-properties style:font-name="TimesNewRomanPSMT" fo:font-size="12pt" style:font-size-asian="12pt"/>
    </style:style>
    <style:style style:name="T2" style:family="text">
      <style:text-properties style:font-name="TimesNewRomanPSMT" fo:font-size="12pt" style:text-underline-style="solid" style:text-underline-width="auto" style:text-underline-color="font-color" style:font-size-asian="12pt"/>
    </style:style>
    <style:style style:name="T3" style:family="text">
      <style:text-properties style:font-name="TimesNewRomanPSMT" fo:font-size="12pt" fo:language="el" fo:country="GR" officeooo:rsid="0008fab3" style:font-size-asian="12pt"/>
    </style:style>
    <style:style style:name="T4" style:family="text">
      <style:text-properties style:font-name="TimesNewRomanPSMT" fo:font-size="12pt" fo:language="el" fo:country="GR" officeooo:rsid="000ad278" style:font-size-asian="12pt"/>
    </style:style>
    <style:style style:name="T5" style:family="text">
      <style:text-properties style:font-name="TimesNewRomanPSMT" fo:font-size="12pt" fo:language="en" fo:country="US" style:font-size-asian="12pt"/>
    </style:style>
    <style:style style:name="T6" style:family="text">
      <style:text-properties style:font-name="TimesNewRomanPSMT" fo:font-size="12pt" fo:language="en" fo:country="US" officeooo:rsid="0008fab3" style:font-size-asian="12pt"/>
    </style:style>
    <style:style style:name="T7" style:family="text">
      <style:text-properties style:font-name="TimesNewRomanPSMT" fo:font-size="12pt" fo:language="en" fo:country="US" officeooo:rsid="000ad278" style:font-size-asian="12pt"/>
    </style:style>
    <style:style style:name="T8" style:family="text">
      <style:text-properties style:font-name="TimesNewRomanPSMT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9" style:family="text">
      <style:text-properties style:font-name="TimesNewRomanPSMT" fo:font-size="13pt" style:text-underline-style="solid" style:text-underline-width="auto" style:text-underline-color="font-color" fo:font-weight="bold" officeooo:rsid="0008fab3" style:font-size-asian="13pt" style:font-weight-asian="bold" style:font-size-complex="13pt" style:font-weight-complex="bold"/>
    </style:style>
    <style:style style:name="T10" style:family="text">
      <style:text-properties style:font-name="OpenSymbol1" fo:font-size="12pt" style:font-size-asian="12pt"/>
    </style:style>
    <style:style style:name="T11" style:family="text">
      <style:text-properties style:font-name="TimesNewRomanPS-BoldMT" fo:font-size="12pt" fo:font-weight="bold" style:font-size-asian="12pt" style:font-weight-asian="bold"/>
    </style:style>
    <style:style style:name="T12" style:family="text">
      <style:text-properties style:font-name="Times New Roman" fo:font-size="12pt" fo:language="el" fo:country="GR" officeooo:rsid="000c2f8e" style:font-size-asian="12pt"/>
    </style:style>
    <style:style style:name="T13" style:family="text">
      <style:text-properties style:font-name="Times New Roman" fo:font-size="12pt" fo:language="el" fo:country="GR" officeooo:rsid="000c7b23" style:font-size-asian="12pt"/>
    </style:style>
    <style:style style:name="T14" style:family="text">
      <style:text-properties style:font-name="Times New Roman" fo:font-size="12pt" fo:language="en" fo:country="US" officeooo:rsid="000c7b23" style:font-size-asian="12pt"/>
    </style:style>
    <style:style style:name="T15" style:family="text">
      <style:text-properties style:font-name="Times New Roman" fo:font-size="12pt" fo:language="en" fo:country="US" officeooo:rsid="000e76fe" style:font-size-asian="12pt"/>
    </style:style>
    <style:style style:name="T16" style:family="text">
      <style:text-properties style:font-name="Consolas" fo:font-size="11pt" fo:language="el" fo:country="GR" style:font-size-asian="11pt"/>
    </style:style>
    <style:style style:name="T17" style:family="text">
      <style:text-properties style:font-name="Consolas" fo:font-size="11pt" fo:language="el" fo:country="GR" officeooo:rsid="000ed1a8" style:font-size-asian="11pt"/>
    </style:style>
    <style:style style:name="T18" style:family="text">
      <style:text-properties style:font-name="Consolas" fo:font-size="11pt" fo:language="el" fo:country="GR" officeooo:rsid="000e76fe" style:font-size-asian="11pt"/>
    </style:style>
    <style:style style:name="T19" style:family="text">
      <style:text-properties style:font-name="Consolas" fo:font-size="11pt" fo:language="en" fo:country="US" officeooo:rsid="000ed1a8" style:font-size-asian="11pt"/>
    </style:style>
    <style:style style:name="T20" style:family="text">
      <style:text-properties style:font-name="Consolas" fo:font-size="11pt" fo:language="en" fo:country="US" officeooo:rsid="000fa424" style:font-size-asian="11pt"/>
    </style:style>
    <style:style style:name="T21" style:family="text">
      <style:text-properties style:font-name="Consolas" fo:font-size="11pt" fo:language="en" fo:country="US" officeooo:rsid="00111952" style:font-size-asian="11pt"/>
    </style:style>
    <style:style style:name="T22" style:family="text">
      <style:text-properties style:font-name="Consolas" fo:font-size="11pt" officeooo:rsid="00111952" style:font-size-asian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tab/><text:tab/></text:span><text:span text:style-name="T8">Δομές Δεδομένων και Τεχνικές Προγραμματισμού- Εργασία </text:span><text:span text:style-name="T9">3</text:span></text:p>
      <text:p text:style-name="P1"><text:span text:style-name="T10">• </text:span><text:span text:style-name="T11">Στοιχεία</text:span><text:span text:style-name="T1">: Σάμιος – Γρηγόρης -1115201500141</text:span></text:p>
      <text:p text:style-name="P1"><text:span text:style-name="T10">• </text:span><text:span text:style-name="T11">Λειτουργικότητα </text:span><text:span text:style-name="T1">:Το πρόγραμμα αποτελεί μια </text:span><text:span text:style-name="T3">λειτουργία εισαγωγής και αναζήτησης λέξεων σε μια δομή ΔΔΑ</text:span><text:span text:style-name="T1">. </text:span><text:span text:style-name="T4">Παίρνει λέξεις από τον χρήστη ή από αρχείο .</text:span><text:span text:style-name="T7">txt,</text:span><text:span text:style-name="T4">τις εισάγει στο δέντρο και τις αναζητά είτε ο χρήστης είτε αναζητούνται αυτόματα από αρχείο .</text:span><text:span text:style-name="T7">txt.</text:span></text:p>
      <text:p text:style-name="P1"><text:span text:style-name="T10">• </text:span><text:span text:style-name="T11">Οδηγίες Χρήσης του προγράμματος </text:span><text:span text:style-name="T1">: Τα δεδομένα εισάγονται είτε από τον χρήστη είτε</text:span></text:p>
      <text:p text:style-name="P1"><text:span text:style-name="T1">από ένα αρχείο .txt </text:span><text:span text:style-name="T3">και τα αποτελέσματα προβάλλονται σε .</text:span><text:span text:style-name="T6">txt. </text:span><text:span text:style-name="T3">Για την επιλογή της λειτουργίας </text:span><text:span text:style-name="T6">AVL </text:span><text:span text:style-name="T3">ή </text:span><text:span text:style-name="T6">BST </text:span><text:span text:style-name="T3">απαιτείται το ανάλογο </text:span><text:span text:style-name="T6">define </text:span><text:span text:style-name="T3">στο </text:span><text:span text:style-name="T6">main.c </text:span><text:span text:style-name="T3">και στο </text:span><text:span text:style-name="T6">Words.c.</text:span><text:span text:style-name="T3"> </text:span></text:p>
      <text:p text:style-name="P11"><text:span text:style-name="T10">• </text:span><text:span text:style-name="T11">Περιβάλλον Υλοποίησης και Δοκιμών</text:span><text:span text:style-name="T1">: Αναπτύχθηκε σε Visual Studio 2015 σε περιβάλλον</text:span></text:p>
      <text:p text:style-name="P14">Windows 10,δοκιμάστηκε σε gcc σε Linux.</text:p>
      <text:p text:style-name="P10"><text:span text:style-name="T10">• </text:span><text:span text:style-name="T12">Αποτελέσματα μετρήσεων </text:span><text:span text:style-name="T13">στο </text:span><text:span text:style-name="T14">linux09</text:span><text:span text:style-name="T12">:</text:span></text:p>
      <text:p text:style-name="P12"><text:span text:style-name="T12"><text:tab/>Αρχείο<text:tab/><text:tab/><text:tab/><text:tab/></text:span><text:span text:style-name="T15">AVL</text:span><text:span text:style-name="T12"> <text:tab/><text:tab/><text:tab/><text:tab/><text:tab/></text:span><text:span text:style-name="T15">BST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3">wordsByABC.txt</text:p>
          </table:table-cell>
          <table:table-cell table:style-name="Table1.A1" office:value-type="string">
            <text:p text:style-name="P3"><text:span text:style-name="T17">InsertTime:</text:span><text:span text:style-name="T20">0</text:span><text:span text:style-name="T17"> seconds μετά από 1024 λέξεις</text:span></text:p>
            <text:p text:style-name="P7"><text:span text:style-name="T16">InsertTime:0 seconds </text:span><text:span text:style-name="T17">μετά</text:span><text:span text:style-name="T16"> </text:span><text:span text:style-name="T17">από</text:span><text:span text:style-name="T16"> </text:span><text:span text:style-name="T20">2048</text:span><text:span text:style-name="T16"> </text:span><text:span text:style-name="T17">λέξεις</text:span></text:p>
            <text:p text:style-name="P7"><text:span text:style-name="T16">InsertTime:0 seconds </text:span><text:span text:style-name="T17">μετά</text:span><text:span text:style-name="T16"> </text:span><text:span text:style-name="T17">από</text:span><text:span text:style-name="T16"> </text:span><text:span text:style-name="T20">4096</text:span><text:span text:style-name="T16"> </text:span><text:span text:style-name="T17">λέξεις</text:span></text:p>
            <text:p text:style-name="P7"><text:span text:style-name="T16">InsertTime:0 seconds </text:span><text:span text:style-name="T17">μετά</text:span><text:span text:style-name="T16"> </text:span><text:span text:style-name="T17">από</text:span><text:span text:style-name="T16"> <text:s/></text:span><text:span text:style-name="T20">8192</text:span><text:span text:style-name="T16"> </text:span><text:span text:style-name="T17">λέξεις</text:span></text:p>
            <text:p text:style-name="P7"><text:span text:style-name="T16">InsertTime:0.02 seconds </text:span><text:span text:style-name="T17">μετά</text:span><text:span text:style-name="T16"> </text:span><text:span text:style-name="T17">από</text:span><text:span text:style-name="T16"> </text:span><text:span text:style-name="T20">16384</text:span><text:span text:style-name="T16"> </text:span><text:span text:style-name="T17">λέξεις</text:span></text:p>
            <text:p text:style-name="P7"><text:span text:style-name="T16">InsertTime:0.02 seconds </text:span><text:span text:style-name="T17">μετά</text:span><text:span text:style-name="T16"> </text:span><text:span text:style-name="T17">από</text:span><text:span text:style-name="T16"> </text:span><text:span text:style-name="T20">32768</text:span><text:span text:style-name="T16"> </text:span><text:span text:style-name="T17">λέξεις</text:span></text:p>
            <text:p text:style-name="P7"><text:span text:style-name="T16">InsertTime:0.05 seconds </text:span><text:span text:style-name="T17">μετά</text:span><text:span text:style-name="T16"> </text:span><text:span text:style-name="T17">από</text:span><text:span text:style-name="T16"> </text:span><text:span text:style-name="T20">65536</text:span><text:span text:style-name="T16"> </text:span><text:span text:style-name="T17">λέξεις</text:span></text:p>
            <text:p text:style-name="P15">InsertTime (all words):0.08 seconds</text:p>
            <text:p text:style-name="P15">CheckTime:0.04 seconds</text:p>
            <text:p text:style-name="P15">DiadromhTime:0.01 seconds</text:p>
          </table:table-cell>
          <table:table-cell table:style-name="Table1.C1" office:value-type="string">
            <text:p text:style-name="P2"><text:span text:style-name="T19">I</text:span><text:span text:style-name="T16">nsertTime:0.02 seconds </text:span><text:span text:style-name="T17">μετά</text:span><text:span text:style-name="T16"> </text:span><text:span text:style-name="T17">από</text:span><text:span text:style-name="T16"> 1024 </text:span><text:span text:style-name="T17">λέξεις</text:span></text:p>
            <text:p text:style-name="P6"><text:span text:style-name="T16">InsertTime:0.1 seconds </text:span><text:span text:style-name="T17">μετά</text:span><text:span text:style-name="T16"> </text:span><text:span text:style-name="T17">από</text:span><text:span text:style-name="T16"> </text:span><text:span text:style-name="T17">2048</text:span><text:span text:style-name="T16"> </text:span><text:span text:style-name="T17">λέξεις</text:span></text:p>
            <text:p text:style-name="P6"><text:span text:style-name="T16">InsertTime:0.4 seconds </text:span><text:span text:style-name="T17">μετά</text:span><text:span text:style-name="T16"> </text:span><text:span text:style-name="T17">από</text:span><text:span text:style-name="T16"> </text:span><text:span text:style-name="T17">4096</text:span><text:span text:style-name="T16"> </text:span><text:span text:style-name="T17">λέξεις</text:span></text:p>
            <text:p text:style-name="P6"><text:span text:style-name="T16">InsertTime:1.57 seconds </text:span><text:span text:style-name="T17">μετά</text:span><text:span text:style-name="T16"> </text:span><text:span text:style-name="T17">από</text:span><text:span text:style-name="T16"> </text:span><text:span text:style-name="T17">8192</text:span><text:span text:style-name="T16"> </text:span><text:span text:style-name="T17">λέξεις</text:span></text:p>
            <text:p text:style-name="P6"><text:span text:style-name="T16">InsertTime:6.23 </text:span><text:span text:style-name="T19">seconds</text:span><text:span text:style-name="T16"> </text:span><text:span text:style-name="T17">μετά</text:span><text:span text:style-name="T16"> </text:span><text:span text:style-name="T17">από</text:span><text:span text:style-name="T16"> </text:span><text:span text:style-name="T17">16384</text:span><text:span text:style-name="T16"> </text:span><text:span text:style-name="T17">λέξεις</text:span></text:p>
            <text:p text:style-name="P6"><text:span text:style-name="T16">InsertTime:6.23 </text:span><text:span text:style-name="T19">seconds</text:span><text:span text:style-name="T16"> </text:span><text:span text:style-name="T17">μετά</text:span><text:span text:style-name="T16"> </text:span><text:span text:style-name="T17">από</text:span><text:span text:style-name="T16"> </text:span><text:span text:style-name="T19">32768</text:span><text:span text:style-name="T16"> </text:span><text:span text:style-name="T17">λέξεις</text:span></text:p>
            <text:p text:style-name="P6"><text:span text:style-name="T16">InsertTime:</text:span><text:span text:style-name="T20">26.44</text:span><text:span text:style-name="T16"> </text:span><text:span text:style-name="T19">seconds</text:span><text:span text:style-name="T16"> </text:span><text:span text:style-name="T17">μετά</text:span><text:span text:style-name="T16"> </text:span><text:span text:style-name="T17">από</text:span><text:span text:style-name="T16"> </text:span><text:span text:style-name="T19">65536</text:span><text:span text:style-name="T16"> </text:span><text:span text:style-name="T17">λέξεις</text:span></text:p>
            <text:p text:style-name="P16">InsertTime (all words):59.39 seconds</text:p>
            <text:p text:style-name="P16">CheckTime:45.7 seconds</text:p>
            <text:p text:style-name="P16">DiadromhTime:0 seconds</text:p>
          </table:table-cell>
        </table:table-row>
        <table:table-row table:style-name="Table1.2">
          <table:table-cell table:style-name="Table1.A2" office:value-type="string">
            <text:p text:style-name="P13">wordsByRandom.txt</text:p>
          </table:table-cell>
          <table:table-cell table:style-name="Table1.A2" office:value-type="string">
            <text:p text:style-name="P4"><text:span text:style-name="T18">I</text:span><text:span text:style-name="T17">nsertTime:</text:span><text:span text:style-name="T20">0</text:span><text:span text:style-name="T17"> seconds μετά από 1024 λέξεις</text:span></text:p>
            <text:p text:style-name="P7"><text:span text:style-name="T16">InsertTime:0 seconds </text:span><text:span text:style-name="T17">μετά</text:span><text:span text:style-name="T16"> </text:span><text:span text:style-name="T17">από</text:span><text:span text:style-name="T16"> </text:span><text:span text:style-name="T20">2048</text:span><text:span text:style-name="T16"> </text:span><text:span text:style-name="T17">λέξεις</text:span></text:p>
            <text:p text:style-name="P7"><text:span text:style-name="T16">InsertTime:0 seconds </text:span><text:span text:style-name="T17">μετά</text:span><text:span text:style-name="T16"> </text:span><text:span text:style-name="T17">από</text:span><text:span text:style-name="T16"> </text:span><text:span text:style-name="T20">4096</text:span><text:span text:style-name="T16"> </text:span><text:span text:style-name="T17">λέξεις</text:span></text:p>
            <text:p text:style-name="P7"><text:span text:style-name="T16">InsertTime:0.</text:span><text:span text:style-name="T20">01</text:span><text:span text:style-name="T16"> seconds </text:span><text:span text:style-name="T17">μετά</text:span><text:span text:style-name="T16"> </text:span><text:span text:style-name="T17">από</text:span><text:span text:style-name="T16"> <text:s/></text:span><text:span text:style-name="T20">8192</text:span><text:span text:style-name="T16"> </text:span><text:span text:style-name="T17">λέξεις</text:span></text:p>
            <text:p text:style-name="P7"><text:span text:style-name="T16">InsertTime:0.02 seconds </text:span><text:span text:style-name="T17">μετά</text:span><text:span text:style-name="T16"> </text:span><text:span text:style-name="T17">από</text:span><text:span text:style-name="T16"> </text:span><text:span text:style-name="T20">16384</text:span><text:span text:style-name="T16"> </text:span><text:span text:style-name="T17">λέξεις</text:span></text:p>
            <text:p text:style-name="P7"><text:span text:style-name="T16">InsertTime:0.0</text:span><text:span text:style-name="T20">6</text:span><text:span text:style-name="T16"> seconds </text:span><text:span text:style-name="T17">μετά</text:span><text:span text:style-name="T16"> </text:span><text:span text:style-name="T17">από</text:span><text:span text:style-name="T16"> </text:span><text:span text:style-name="T20">32768</text:span><text:span text:style-name="T16"> </text:span><text:span text:style-name="T17">λέξεις</text:span></text:p>
            <text:p text:style-name="P7"><text:span text:style-name="T16">InsertTime:0 seconds </text:span><text:span text:style-name="T17">μετά</text:span><text:span text:style-name="T16"> </text:span><text:span text:style-name="T17">από</text:span><text:span text:style-name="T16"> </text:span><text:span text:style-name="T20">65536</text:span><text:span text:style-name="T16"> </text:span><text:span text:style-name="T17">λέξεις</text:span></text:p>
            <text:p text:style-name="P4"><text:span text:style-name="T18">InsertTime (all words):0.</text:span><text:span text:style-name="T20">11</text:span><text:span text:style-name="T18"> seconds</text:span></text:p>
            <text:p text:style-name="P15">CheckTime:0.04 seconds</text:p>
            <text:p text:style-name="P15">DiadromhTime:0.01 seconds</text:p>
          </table:table-cell>
          <table:table-cell table:style-name="Table1.C2" office:value-type="string">
            <text:p text:style-name="P3"><text:span text:style-name="T17">nsertTime:</text:span><text:span text:style-name="T20">0</text:span><text:span text:style-name="T17"> seconds μετά από 1024 λέξεις</text:span></text:p>
            <text:p text:style-name="P7"><text:span text:style-name="T16">InsertTime:0 seconds </text:span><text:span text:style-name="T17">μετά</text:span><text:span text:style-name="T16"> </text:span><text:span text:style-name="T17">από</text:span><text:span text:style-name="T16"> </text:span><text:span text:style-name="T20">2048</text:span><text:span text:style-name="T16"> </text:span><text:span text:style-name="T17">λέξεις</text:span></text:p>
            <text:p text:style-name="P7"><text:span text:style-name="T16">InsertTime:0 seconds </text:span><text:span text:style-name="T17">μετά</text:span><text:span text:style-name="T16"> </text:span><text:span text:style-name="T17">από</text:span><text:span text:style-name="T16"> </text:span><text:span text:style-name="T20">4096</text:span><text:span text:style-name="T16"> </text:span><text:span text:style-name="T17">λέξεις</text:span></text:p>
            <text:p text:style-name="P7"><text:span text:style-name="T16">InsertTime:0.</text:span><text:span text:style-name="T20">01</text:span><text:span text:style-name="T16"> seconds </text:span><text:span text:style-name="T17">μετά</text:span><text:span text:style-name="T16"> </text:span><text:span text:style-name="T17">από</text:span><text:span text:style-name="T16"> <text:s/></text:span><text:span text:style-name="T20">8192</text:span><text:span text:style-name="T16"> </text:span><text:span text:style-name="T17">λέξεις</text:span></text:p>
            <text:p text:style-name="P7"><text:span text:style-name="T16">InsertTime:0.02 seconds </text:span><text:span text:style-name="T17">μετά</text:span><text:span text:style-name="T16"> </text:span><text:span text:style-name="T17">από</text:span><text:span text:style-name="T16"> </text:span><text:span text:style-name="T20">16384</text:span><text:span text:style-name="T16"> </text:span><text:span text:style-name="T17">λέξεις</text:span></text:p>
            <text:p text:style-name="P7"><text:span text:style-name="T16">InsertTime:0.0</text:span><text:span text:style-name="T20">6</text:span><text:span text:style-name="T16"> seconds </text:span><text:span text:style-name="T17">μετά</text:span><text:span text:style-name="T16"> </text:span><text:span text:style-name="T17">από</text:span><text:span text:style-name="T16"> </text:span><text:span text:style-name="T20">32768</text:span><text:span text:style-name="T16"> </text:span><text:span text:style-name="T17">λέξεις</text:span></text:p>
            <text:p text:style-name="P7"><text:span text:style-name="T16">InsertTime:0 seconds </text:span><text:span text:style-name="T17">μετά</text:span><text:span text:style-name="T16"> </text:span><text:span text:style-name="T17">από</text:span><text:span text:style-name="T16"> </text:span><text:span text:style-name="T20">65536</text:span><text:span text:style-name="T16"> </text:span><text:span text:style-name="T17">λέξεις</text:span></text:p>
            <text:p text:style-name="P3"><text:span text:style-name="T18">InsertTime (all words):0.</text:span><text:span text:style-name="T20">1</text:span><text:span text:style-name="T18"> seconds</text:span></text:p>
            <text:p text:style-name="P7"><text:span text:style-name="T16">CheckTime:0.0</text:span><text:span text:style-name="T20">6</text:span><text:span text:style-name="T16"> seconds</text:span></text:p>
            <text:p text:style-name="P17">DiadromhTime:0.01 seconds</text:p>
          </table:table-cell>
        </table:table-row>
        <table:table-row>
          <table:table-cell table:style-name="Table1.A2" office:value-type="string">
            <text:p text:style-name="P13">WordsByFrequency.txt</text:p>
          </table:table-cell>
          <table:table-cell table:style-name="Table1.A2" office:value-type="string">
            <text:p text:style-name="P3"><text:span text:style-name="T18">I</text:span><text:span text:style-name="T17">nsertTime:</text:span><text:span text:style-name="T20">0</text:span><text:span text:style-name="T17"> seconds μετά από 1024 λέξεις</text:span></text:p>
            <text:p text:style-name="P7"><text:span text:style-name="T16">InsertTime:0 seconds </text:span><text:span text:style-name="T17">μετά</text:span><text:span text:style-name="T16"> </text:span><text:span text:style-name="T17">από</text:span><text:span text:style-name="T16"> </text:span><text:span text:style-name="T20">2048</text:span><text:span text:style-name="T16"> </text:span><text:span text:style-name="T17">λέξεις</text:span></text:p>
            <text:p text:style-name="P7"><text:span text:style-name="T16">InsertTime:0 seconds </text:span><text:span text:style-name="T17">μετά</text:span><text:span text:style-name="T16"> </text:span><text:span text:style-name="T17">από</text:span><text:span text:style-name="T16"> </text:span><text:span text:style-name="T20">4096</text:span><text:span text:style-name="T16"> </text:span><text:span text:style-name="T17">λέξεις</text:span></text:p>
            <text:p text:style-name="P7"><text:soft-page-break/><text:span text:style-name="T16">InsertTime:0.</text:span><text:span text:style-name="T20">01</text:span><text:span text:style-name="T16"> seconds </text:span><text:span text:style-name="T17">μετά</text:span><text:span text:style-name="T16"> </text:span><text:span text:style-name="T17">από</text:span><text:span text:style-name="T16"> <text:s/></text:span><text:span text:style-name="T20">8192</text:span><text:span text:style-name="T16"> </text:span><text:span text:style-name="T17">λέξεις</text:span></text:p>
            <text:p text:style-name="P7"><text:span text:style-name="T16">InsertTime:0.0</text:span><text:span text:style-name="T20">3</text:span><text:span text:style-name="T16"> seconds </text:span><text:span text:style-name="T17">μετά</text:span><text:span text:style-name="T16"> </text:span><text:span text:style-name="T17">από</text:span><text:span text:style-name="T16"> </text:span><text:span text:style-name="T20">16384</text:span><text:span text:style-name="T16"> </text:span><text:span text:style-name="T17">λέξεις</text:span></text:p>
            <text:p text:style-name="P7"><text:span text:style-name="T16">InsertTime:0.0</text:span><text:span text:style-name="T21">7</text:span><text:span text:style-name="T16"> seconds </text:span><text:span text:style-name="T17">μετά</text:span><text:span text:style-name="T16"> </text:span><text:span text:style-name="T17">από</text:span><text:span text:style-name="T16"> </text:span><text:span text:style-name="T20">32768</text:span><text:span text:style-name="T16"> </text:span><text:span text:style-name="T17">λέξεις</text:span></text:p>
            <text:p text:style-name="P7"><text:span text:style-name="T16">InsertTime:0 seconds </text:span><text:span text:style-name="T17">μετά</text:span><text:span text:style-name="T16"> </text:span><text:span text:style-name="T17">από</text:span><text:span text:style-name="T16"> </text:span><text:span text:style-name="T20">65536</text:span><text:span text:style-name="T16"> </text:span><text:span text:style-name="T17">λέξεις</text:span></text:p>
            <text:p text:style-name="P3"><text:span text:style-name="T18">InsertTime (all words):0.</text:span><text:span text:style-name="T20">1</text:span><text:span text:style-name="T18"> seconds</text:span></text:p>
            <text:p text:style-name="P7"><text:span text:style-name="T16">CheckTime:0.</text:span><text:span text:style-name="T20">05</text:span><text:span text:style-name="T16"> seconds</text:span></text:p>
            <text:p text:style-name="P9"><text:span text:style-name="T16">DiadromhTime:0.</text:span><text:span text:style-name="T22">01</text:span><text:span text:style-name="T16"> seconds</text:span></text:p>
          </table:table-cell>
          <table:table-cell table:style-name="Table1.C2" office:value-type="string">
            <text:p text:style-name="P5"><text:span text:style-name="T18">I</text:span><text:span text:style-name="T17">nsertTime:</text:span><text:span text:style-name="T20">0</text:span><text:span text:style-name="T17"> seconds μετά από 1024 λέξεις</text:span></text:p>
            <text:p text:style-name="P8"><text:span text:style-name="T16">InsertTime:0 seconds </text:span><text:span text:style-name="T17">μετά</text:span><text:span text:style-name="T16"> </text:span><text:span text:style-name="T17">από</text:span><text:span text:style-name="T16"> </text:span><text:span text:style-name="T20">2048</text:span><text:span text:style-name="T16"> </text:span><text:span text:style-name="T17">λέξεις</text:span></text:p>
            <text:p text:style-name="P8"><text:span text:style-name="T16">InsertTime:0 seconds </text:span><text:span text:style-name="T17">μετά</text:span><text:span text:style-name="T16"> </text:span><text:span text:style-name="T17">από</text:span><text:span text:style-name="T16"> </text:span><text:span text:style-name="T20">4096</text:span><text:span text:style-name="T16"> </text:span><text:span text:style-name="T17">λέξεις</text:span></text:p>
            <text:p text:style-name="P8"><text:soft-page-break/><text:span text:style-name="T16">InsertTime:0.</text:span><text:span text:style-name="T20">01</text:span><text:span text:style-name="T16"> seconds </text:span><text:span text:style-name="T17">μετά</text:span><text:span text:style-name="T16"> </text:span><text:span text:style-name="T17">από</text:span><text:span text:style-name="T16"> <text:s/></text:span><text:span text:style-name="T20">8192</text:span><text:span text:style-name="T16"> </text:span><text:span text:style-name="T17">λέξεις</text:span></text:p>
            <text:p text:style-name="P8"><text:span text:style-name="T16">InsertTime:0.0</text:span><text:span text:style-name="T20">3</text:span><text:span text:style-name="T16"> seconds </text:span><text:span text:style-name="T17">μετά</text:span><text:span text:style-name="T16"> </text:span><text:span text:style-name="T17">από</text:span><text:span text:style-name="T16"> </text:span><text:span text:style-name="T20">16384</text:span><text:span text:style-name="T16"> </text:span><text:span text:style-name="T17">λέξεις</text:span></text:p>
            <text:p text:style-name="P8"><text:span text:style-name="T16">InsertTime:0.0</text:span><text:span text:style-name="T21">6</text:span><text:span text:style-name="T16"> seconds </text:span><text:span text:style-name="T17">μετά</text:span><text:span text:style-name="T16"> </text:span><text:span text:style-name="T17">από</text:span><text:span text:style-name="T16"> </text:span><text:span text:style-name="T20">32768</text:span><text:span text:style-name="T16"> </text:span><text:span text:style-name="T17">λέξεις</text:span></text:p>
            <text:p text:style-name="P8"><text:span text:style-name="T16">InsertTime:0 seconds </text:span><text:span text:style-name="T17">μετά</text:span><text:span text:style-name="T16"> </text:span><text:span text:style-name="T17">από</text:span><text:span text:style-name="T16"> </text:span><text:span text:style-name="T20">65536</text:span><text:span text:style-name="T16"> </text:span><text:span text:style-name="T17">λέξεις</text:span></text:p>
            <text:p text:style-name="P5"><text:span text:style-name="T18">InsertTime (all words):0.</text:span><text:span text:style-name="T20">1</text:span><text:span text:style-name="T21">1</text:span><text:span text:style-name="T18"> seconds</text:span></text:p>
            <text:p text:style-name="P8"><text:span text:style-name="T16">CheckTime:0.</text:span><text:span text:style-name="T20">05</text:span><text:span text:style-name="T16"> seconds</text:span></text:p>
            <text:p text:style-name="P18">DiadromhTime:0 seconds</text:p>
          </table:table-cell>
        </table:table-row>
      </table:table>
      <text:p text:style-name="P19"><text:tab/></text:p>
      <text:list xml:id="list1793695196277568793" text:style-name="L1">
        <text:list-header>
          <text:p text:style-name="P20"><text:span text:style-name="T2">Συμπέρασμα</text:span><text:span text:style-name="T1"> :Γενικά δεν παρατηρείτι μεγάλη διαφορά στην εκτέλεση με τους δύο τρόπους,εκτός από την περίπτωση που οι λέξεις εισάγονται αλφαβητικά. Ήταν αναμενόμενο εφόσον στην περίπτωση του </text:span><text:span text:style-name="T5">AVL</text:span><text:span text:style-name="T1"> <text:s/>το δέντρο δεν εκφυλίζεται σε λίστα ,όπως στο ΔΔΑ, γεγονός που <text:s/>κάνει την εισαγωγή λέξης να καθυστερήσει λόγω αναδρομής. 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Consolas" svg:font-family="Consolas" style:font-family-generic="roman" style:font-pitch="variable"/>
    <style:font-face style:name="OpenSymbol1" svg:font-family="OpenSymbol" style:font-family-generic="roman" style:font-pitch="variable"/>
    <style:font-face style:name="Times New Roman" svg:font-family="'Times New Roman'" style:font-family-generic="roman" style:font-pitch="variable"/>
    <style:font-face style:name="TimesNewRomanPS-BoldMT" svg:font-family="TimesNewRomanPS-BoldMT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9M7S</meta:editing-duration>
    <meta:editing-cycles>6</meta:editing-cycles>
    <meta:generator>LibreOffice/5.0.5.2$Windows_x86 LibreOffice_project/55b006a02d247b5f7215fc6ea0fde844b30035b3</meta:generator>
    <dc:date>2016-05-20T11:26:09.706000000</dc:date>
    <meta:document-statistic meta:table-count="1" meta:image-count="0" meta:object-count="0" meta:page-count="2" meta:paragraph-count="74" meta:word-count="468" meta:character-count="3438" meta:non-whitespace-character-count="3022"/>
    <meta:user-defined meta:name="Info 1"/>
    <meta:user-defined meta:name="Info 2"/>
    <meta:user-defined meta:name="Info 3"/>
    <meta:user-defined meta:name="Info 4"/>
  </office:meta>
</office:document-meta>
</file>